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rsid="0013be6d" officeooo:paragraph-rsid="001b0a0b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81cm" fo:text-align="center" style:justify-single-word="false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d9850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CMR10" fo:font-size="10pt" officeooo:rsid="001b0a0b" officeooo:paragraph-rsid="001b0a0b" style:font-name-asian="CMR10" style:font-size-asian="10pt" style:font-name-complex="CMR10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name-asian="CMR10" style:font-size-asian="12pt" style:font-name-complex="CMR10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d9850" officeooo:paragraph-rsid="001d9850" style:font-name-asian="CMR10" style:font-size-asian="12pt" style:font-name-complex="CMR10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e76f3" officeooo:paragraph-rsid="001e76f3" style:font-name-asian="CMR10" style:font-size-asian="12pt" style:font-name-complex="CMR10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f6709" officeooo:paragraph-rsid="0020f32d" style:font-name-asian="CMR10" style:font-size-asian="12pt" style:font-name-complex="CMR10" style:font-size-complex="12pt"/>
    </style:style>
    <style:style style:name="T1" style:family="text">
      <style:text-properties officeooo:rsid="001cf1ac"/>
    </style:style>
    <style:style style:name="T2" style:family="text">
      <style:text-properties officeooo:rsid="001b0a0b"/>
    </style:style>
    <style:style style:name="T3" style:family="text">
      <style:text-properties officeooo:rsid="001d9850" style:font-name-asian="CMR10" style:font-name-complex="CMR10"/>
    </style:style>
    <style:style style:name="T4" style:family="text">
      <style:text-properties style:font-name="Times New Roman" fo:font-size="12pt" officeooo:rsid="001d9850" style:font-name-asian="CMR10" style:font-size-asian="12pt" style:font-name-complex="CMR10" style:font-size-complex="12pt"/>
    </style:style>
    <style:style style:name="T5" style:family="text">
      <style:text-properties officeooo:rsid="0020f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</text:span><text:span text:style-name="T2">ESTAUS</text:span>DOKUMENTTI</text:p>
      <text:p text:style-name="P2"/>
      <text:p text:style-name="P2"/>
      <text:p text:style-name="P2">Tiedon Tiivistys</text:p>
      <text:p text:style-name="P2">Krista Longi</text:p>
      <text:p text:style-name="P2">013313991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lsingin Yliopisto</text:p>
      <text:p text:style-name="P1">Aineopintojen harjoitustyö: Tietorakenteet ja algoritmit</text:p>
      <text:p text:style-name="P1">Kevät 2013, periodi 4</text:p>
      <text:p text:style-name="P1">Opettaja Kristiina Paloheimo</text:p>
      <text:p text:style-name="P1"/>
      <text:p text:style-name="P6"><text:soft-page-break/>Työn testaamiseen on käytetty yksikkötestejä ja suorituskykytestejä.</text:p>
      <text:p text:style-name="P6"/>
      <text:p text:style-name="P6">1. Ykikkötestaus</text:p>
      <text:p text:style-name="P6"/>
      <text:p text:style-name="P6">Yksikkötesteillä on testattu erikseen jokaisen metodin toimintaa, ja varmistettu että ne toimivat niin kuin pitää. Ykikkötesteillä on testattu myös suurempien osakokonaisuuksian toimintaa.</text:p>
      <text:p text:style-name="P7"/>
      <text:p text:style-name="P7">2. Suorituskykytestaus</text:p>
      <text:p text:style-name="P7"/>
      <text:p text:style-name="P4"><text:span text:style-name="T4">Suorituskykytestaukseen on käytetty sivulta </text:span><text:a xlink:type="simple" xlink:href="http://pizzachili.dcc.uchile.cl/texts.html"><text:span text:style-name="T3">http://pizzachili.dcc.uchile.cl/texts.html</text:span></text:a><text:span text:style-name="T3"> </text:span><text:span text:style-name="T4">löytyviä testaustiedostoja.</text:span></text:p>
      <text:p text:style-name="P8"/>
      <text:p text:style-name="P9">Alustavassa versiossa, joka on toteutettu käyttäen vielä javan kaluston valmista prioriteettijonoa ja listaa, tiedoston english.50MB pakkaamiseen kului aikaa millisekunneissa 379717.</text:p>
      <text:p text:style-name="P10"><text:span text:style-name="T5">Purkamiseen kulunut aika millusekunneissa: 217005</text:span></text:p>
      <text:p text:style-name="P7"/>
      <text:p text:style-name="P7"/>
      <text:p text:style-name="P7"/>
      <text:p text:style-name="P7"/>
      <text:p text:style-name="P7">2.1 Kuvaaja algoritmin pakkausnopeudesta erikokoisilla syötteillä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1:23:14.02</meta:creation-date>
    <dc:date>2013-04-11T23:38:29.31</dc:date>
    <meta:editing-duration>PT11H44M14S</meta:editing-duration>
    <meta:editing-cycles>3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16" meta:word-count="92" meta:character-count="882" meta:non-whitespace-character-count="881"/>
  </office:meta>
</office:document-meta>
</file>